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cm" fo:min-width="1.983cm"/>
    </style:style>
    <style:style style:name="gr10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6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6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28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676cm" fo:min-width="5.519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4pt" style:font-size-asian="14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ize="18pt" style:font-size-asian="14pt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077cm" svg:height="0.556cm" svg:x="12.897cm" svg:y="1.448cm">
            <draw:text-box>
              <text:p><text:span text:style-name="T1">input</text:span></text:p>
            </draw:text-box>
          </draw:frame>
          <draw:custom-shape draw:style-name="gr3" draw:text-style-name="P3" draw:layer="layout" svg:width="0.4cm" svg:height="0.4cm" svg:x="12.5cm" svg:y="1.5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1">output</text:span></text:p>
            </draw:text-box>
          </draw:frame>
          <draw:custom-shape draw:style-name="gr3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6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5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7" draw:text-style-name="P8" draw:layer="layout" svg:x1="12cm" svg:y1="4cm" svg:x2="14cm" svg:y2="3.401cm" svg:d="M12000 4000h750v-599h1250" svg:viewBox="0 0 2001 600">
          <text:p/>
        </draw:connector>
        <draw:connector draw:style-name="gr8" draw:text-style-name="P8" draw:layer="layout" svg:x1="12cm" svg:y1="4.5cm" svg:x2="14.021cm" svg:y2="5.511cm" svg:d="M12000 4500h1011v1011h1010" svg:viewBox="0 0 2022 1012">
          <text:p/>
        </draw:connector>
        <draw:frame draw:style-name="gr9" draw:text-style-name="P9" draw:layer="layout" svg:width="2.483cm" svg:height="0.89cm" svg:x="14cm" svg:y="3.11cm">
          <draw:text-box>
            <text:p><text:span text:style-name="T3">数据信号</text:span></text:p>
          </draw:text-box>
        </draw:frame>
        <draw:frame draw:style-name="gr9" draw:text-style-name="P9" draw:layer="layout" svg:width="2.483cm" svg:height="0.89cm" svg:x="14cm" svg:y="4.6cm">
          <draw:text-box>
            <text:p><text:span text:style-name="T3">控制信号</text:span></text:p>
          </draw:text-box>
        </draw:frame>
      </draw:page>
      <draw:page draw:name="page2" draw:style-name="dp1" draw:master-page-name="默认">
        <draw:custom-shape draw:style-name="gr10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893cm" svg:height="0.806cm" svg:x="0.807cm" svg:y="0.994cm">
          <draw:text-box>
            <text:p><text:span text:style-name="T3">IR_reg_data_in</text:span></text:p>
          </draw:text-box>
        </draw:frame>
        <draw:connector draw:style-name="gr13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4" draw:text-style-name="P3" xml:id="id3" draw:id="id3" draw:layer="layout" svg:width="3cm" svg:height="1cm" svg:x="9cm" svg:y="1.5cm">
          <text:p text:style-name="P10"><text:span text:style-name="T1">INIT_I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5" draw:text-style-name="P11" draw:layer="layout" svg:width="5.582cm" svg:height="1.927cm" svg:x="0.6cm" svg:y="0.028cm">
          <draw:text-box>
            <text:p><text:span text:style-name="T4">总体结构</text:span></text:p>
          </draw:text-box>
        </draw:frame>
        <draw:custom-shape draw:style-name="gr16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7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19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7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7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0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0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1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7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7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7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7" draw:text-style-name="P8" draw:layer="layout" svg:x1="14.6cm" svg:y1="4cm" svg:x2="16.6cm" svg:y2="3.401cm" svg:d="M14600 4000h750v-599h1250" svg:viewBox="0 0 2001 600">
          <text:p/>
        </draw:connector>
        <draw:connector draw:style-name="gr8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8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8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8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8" draw:text-style-name="P8" draw:layer="layout" svg:x1="14cm" svg:y1="2.1cm" svg:x2="16.315cm" svg:y2="2.729cm" svg:d="M14000 2100h1158v629h1157" svg:viewBox="0 0 2316 630">
          <text:p/>
        </draw:connector>
        <draw:connector draw:style-name="gr8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2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2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frame draw:style-name="gr15" draw:text-style-name="P11" draw:layer="layout" svg:width="5.582cm" svg:height="1.927cm" svg:x="0.6cm" svg:y="0.029cm">
          <draw:text-box>
            <text:p><text:span text:style-name="T4">译码结构</text:span></text:p>
          </draw:text-box>
        </draw:frame>
        <draw:custom-shape draw:style-name="gr24" draw:text-style-name="P10" xml:id="id21" draw:id="id21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4" draw:text-style-name="P10" xml:id="id24" draw:id="id24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4" draw:text-style-name="P10" xml:id="id22" draw:id="id22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9" draw:id="id19" draw:layer="layout" svg:width="2cm" svg:height="1cm" svg:x="2.5cm" svg:y="11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7" draw:id="id17" draw:layer="layout" svg:width="3cm" svg:height="1cm" svg:x="2cm" svg:y="15cm">
          <text:p text:style-name="P10">指令匹配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5" draw:id="id15" draw:layer="layout" svg:width="3cm" svg:height="1cm" svg:x="2cm" svg:y="17cm">
          <text:p text:style-name="P10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xml:id="id18" draw:id="id18" draw:layer="layout" svg:width="3cm" svg:height="1cm" svg:x="2cm" svg:y="19cm">
          <text:p text:style-name="P10">读取数据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3" draw:id="id13" draw:layer="layout" svg:width="3cm" svg:height="1cm" svg:x="2cm" svg:y="21cm">
          <text:p text:style-name="P10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svg:x1="3.5cm" svg:y1="22cm" svg:x2="2cm" svg:y2="13.5cm" draw:start-shape="id13" draw:start-glue-point="6" draw:end-shape="id14" draw:end-glue-point="5" svg:d="M3500 22000v502h-2001v-9002h501" svg:viewBox="0 0 2002 9003">
          <text:p/>
        </draw:connector>
        <draw:custom-shape draw:style-name="gr26" draw:text-style-name="P10" xml:id="id16" draw:id="id16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8" draw:layer="layout" svg:x1="5cm" svg:y1="17.5cm" svg:x2="10cm" svg:y2="27.7cm" draw:start-shape="id15" draw:start-glue-point="7" draw:end-shape="id16" draw:end-glue-point="4" svg:d="M5000 17500h5000v10200" svg:viewBox="0 0 5001 10201">
          <text:p/>
        </draw:connector>
        <draw:connector draw:style-name="gr13" draw:text-style-name="P8" draw:layer="layout" svg:x1="3.5cm" svg:y1="16cm" svg:x2="3.5cm" svg:y2="17cm" draw:start-shape="id17" draw:start-glue-point="2" draw:end-shape="id15" draw:end-glue-point="4" svg:d="M3500 16000v1000" svg:viewBox="0 0 1 1001">
          <text:p/>
        </draw:connector>
        <draw:connector draw:style-name="gr13" draw:text-style-name="P8" draw:layer="layout" svg:x1="3.5cm" svg:y1="18cm" svg:x2="3.5cm" svg:y2="19cm" draw:start-shape="id15" draw:start-glue-point="6" draw:end-shape="id18" draw:end-glue-point="0" svg:d="M3500 18000v1000" svg:viewBox="0 0 1 1001">
          <text:p/>
        </draw:connector>
        <draw:connector draw:style-name="gr13" draw:text-style-name="P8" draw:layer="layout" svg:x1="3.5cm" svg:y1="20cm" svg:x2="3.5cm" svg:y2="21cm" draw:start-shape="id18" draw:start-glue-point="2" draw:end-shape="id13" draw:end-glue-point="4" svg:d="M3500 20000v1000" svg:viewBox="0 0 1 1001">
          <text:p/>
        </draw:connector>
        <draw:connector draw:style-name="gr13" draw:text-style-name="P8" draw:layer="layout" svg:x1="3.5cm" svg:y1="12cm" svg:x2="3.5cm" svg:y2="13cm" draw:start-shape="id19" draw:start-glue-point="2" draw:end-shape="id14" draw:end-glue-point="4" svg:d="M3500 12000v1000" svg:viewBox="0 0 1 1001">
          <text:p/>
        </draw:connector>
        <draw:custom-shape draw:style-name="gr27" draw:text-style-name="P10" draw:layer="layout" svg:width="1.6cm" svg:height="0.3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7cm" svg:y="15cm">
          <text:p text:style-name="P10">en,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8" draw:layer="layout" draw:line-skew="0.2cm" svg:x1="3.6cm" svg:y1="3.444cm" svg:x2="10.001cm" svg:y2="4cm" draw:start-shape="id20" draw:start-glue-point="1" draw:end-shape="id21" draw:end-glue-point="3" svg:d="M3600 3444h3400v556h3001" svg:viewBox="0 0 6402 557">
          <text:p/>
        </draw:connector>
        <draw:connector draw:style-name="gr13" draw:text-style-name="P8" draw:layer="layout" svg:x1="11.501cm" svg:y1="5cm" svg:x2="18.5cm" svg:y2="7cm" draw:start-shape="id21" draw:start-glue-point="2" draw:end-shape="id22" svg:d="M11501 5000v1000h6999v1000" svg:viewBox="0 0 7000 2001">
          <text:p/>
        </draw:connector>
        <draw:frame draw:style-name="gr29" draw:text-style-name="P13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20" draw:id="id20">
          <draw:frame draw:style-name="gr2" draw:text-style-name="P15" draw:layer="layout" svg:width="2.076cm" svg:height="0.712cm" svg:x="1.524cm" svg:y="3.088cm">
            <draw:text-box>
              <text:p text:style-name="P14"><text:span text:style-name="T5">data_in</text:span></text:p>
            </draw:text-box>
          </draw:frame>
          <draw:custom-shape draw:style-name="gr3" draw:text-style-name="P16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3" draw:text-style-name="P8" draw:layer="layout" svg:x1="14cm" svg:y1="6.8cm" svg:x2="11.501cm" svg:y2="3cm" draw:start-shape="id23" draw:start-glue-point="4" draw:end-shape="id21" draw:end-glue-point="0" svg:d="M14000 6800v-4301h-2499v501" svg:viewBox="0 0 2500 4302">
          <text:p/>
        </draw:connector>
        <draw:connector draw:style-name="gr13" draw:text-style-name="P8" draw:layer="layout" draw:line-skew="0cm -1.001cm -0.499cm" svg:x1="18.5cm" svg:y1="9cm" svg:x2="11.501cm" svg:y2="8cm" draw:start-shape="id22" draw:start-glue-point="2" draw:end-shape="id24" draw:end-glue-point="0" svg:d="M18500 9000v501h-4500v-2501h-2499v1000" svg:viewBox="0 0 7000 2502">
          <text:p/>
        </draw:connector>
        <draw:custom-shape draw:style-name="gr30" draw:text-style-name="P17" xml:id="id25" draw:id="id25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svg:x1="11.501cm" svg:y1="10cm" svg:x2="16cm" svg:y2="6.2cm" draw:start-shape="id24" draw:start-glue-point="2" draw:end-shape="id25" draw:end-glue-point="8" svg:d="M11501 10000v501h4499v-4301" svg:viewBox="0 0 4500 4302">
          <text:p/>
        </draw:connector>
        <draw:custom-shape draw:style-name="gr30" draw:text-style-name="P17" xml:id="id26" draw:id="id26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8" draw:layer="layout" svg:x1="7cm" svg:y1="4.2cm" svg:x2="10.001cm" svg:y2="9cm" draw:start-shape="id26" draw:start-glue-point="8" draw:end-shape="id24" draw:end-glue-point="3" svg:d="M7000 4200v4800h3001" svg:viewBox="0 0 3002 4801">
          <text:p/>
        </draw:connector>
        <draw:custom-shape draw:style-name="gr30" draw:text-style-name="P17" xml:id="id23" draw:id="id23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8" draw:layer="layout" svg:x1="7cm" svg:y1="4.2cm" svg:x2="10.001cm" svg:y2="9cm" svg:d="M7000 4200v4800h3001" svg:viewBox="0 0 3002 4801">
          <text:p/>
        </draw:connector>
        <draw:frame draw:style-name="gr29" draw:text-style-name="P13" draw:layer="layout" svg:width="1.205cm" svg:height="0.962cm" svg:x="18.595cm" svg:y="9.1cm">
          <draw:text-box>
            <text:p>en</text:p>
          </draw:text-box>
        </draw:frame>
        <draw:connector draw:style-name="gr32" draw:text-style-name="P8" draw:layer="layout" svg:x1="5cm" svg:y1="21.5cm" svg:x2="5cm" svg:y2="19.5cm" draw:start-shape="id13" draw:start-glue-point="7" draw:end-shape="id18" draw:end-glue-point="1" svg:d="M5000 21500h502v-2000h-502" svg:viewBox="0 0 503 2001">
          <text:p/>
        </draw:connector>
        <draw:custom-shape draw:style-name="gr25" draw:text-style-name="P10" xml:id="id14" draw:id="id14" draw:layer="layout" svg:width="3cm" svg:height="1cm" svg:x="2cm" svg:y="13cm">
          <text:p text:style-name="P10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8" draw:layer="layout" svg:x1="3.5cm" svg:y1="14cm" svg:x2="3.5cm" svg:y2="15cm" draw:start-shape="id14" draw:start-glue-point="6" draw:end-shape="id17" draw:end-glue-point="0" svg:d="M3500 14000v1000" svg:viewBox="0 0 1 1001">
          <text:p/>
        </draw:connector>
        <draw:connector draw:style-name="gr32" draw:text-style-name="P8" draw:layer="layout" svg:x1="5cm" svg:y1="13.5cm" svg:x2="4.5cm" svg:y2="11.5cm" draw:start-shape="id14" draw:start-glue-point="7" draw:end-shape="id19" draw:end-glue-point="1" svg:d="M5000 13500h502v-2000h-1002" svg:viewBox="0 0 1003 2001">
          <text:p/>
        </draw:connector>
      </draw:page>
      <draw:page draw:name="page5" draw:style-name="dp1" draw:master-page-name="默认">
        <draw:frame draw:style-name="gr15" draw:text-style-name="P11" draw:layer="layout" svg:width="5.582cm" svg:height="1.927cm" svg:x="0.6cm" svg:y="0.03cm">
          <draw:text-box>
            <text:p><text:span text:style-name="T4">取指结构</text:span></text:p>
          </draw:text-box>
        </draw:frame>
        <draw:custom-shape draw:style-name="gr18" draw:text-style-name="P10" xml:id="id33" draw:id="id33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4" draw:text-style-name="P10" xml:id="id30" draw:id="id30" draw:layer="layout" svg:width="3cm" svg:height="1cm" svg:x="3cm" svg:y="4.998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25" draw:text-style-name="P10" xml:id="id28" draw:id="id28" draw:layer="layout" svg:width="3cm" svg:height="1cm" svg:x="3cm" svg:y="6.998cm">
          <text:p text:style-name="P10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xml:id="id31" draw:id="id31" draw:layer="layout" svg:width="3cm" svg:height="1cm" svg:x="3cm" svg:y="8.99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5" draw:text-style-name="P10" xml:id="id27" draw:id="id27" draw:layer="layout" svg:width="3cm" svg:height="1cm" svg:x="3.5cm" svg:y="22.4cm">
          <text:p text:style-name="P10">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svg:x1="5cm" svg:y1="23.4cm" svg:x2="2.528cm" svg:y2="18.491cm" draw:start-shape="id27" draw:start-glue-point="6" svg:d="M5000 23400v502h-2472v-5411" svg:viewBox="0 0 2473 5412">
          <text:p/>
        </draw:connector>
        <draw:custom-shape draw:style-name="gr26" draw:text-style-name="P10" xml:id="id29" draw:id="id29" draw:layer="layout" svg:width="2cm" svg:height="1cm" svg:x="7cm" svg:y="26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8" draw:layer="layout" svg:x1="6cm" svg:y1="7.498cm" svg:x2="8cm" svg:y2="26cm" draw:start-shape="id28" draw:start-glue-point="7" draw:end-shape="id29" draw:end-glue-point="4" svg:d="M6000 7498h2000v18502" svg:viewBox="0 0 2001 18503">
          <text:p/>
        </draw:connector>
        <draw:connector draw:style-name="gr13" draw:text-style-name="P8" draw:layer="layout" svg:x1="4.5cm" svg:y1="5.998cm" svg:x2="4.5cm" svg:y2="6.998cm" draw:start-shape="id30" draw:start-glue-point="2" draw:end-shape="id28" draw:end-glue-point="4" svg:d="M4500 5998v1000" svg:viewBox="0 0 1 1001">
          <text:p/>
        </draw:connector>
        <draw:connector draw:style-name="gr13" draw:text-style-name="P8" draw:layer="layout" svg:x1="4.5cm" svg:y1="7.998cm" svg:x2="4.5cm" svg:y2="8.998cm" draw:start-shape="id28" draw:start-glue-point="6" draw:end-shape="id31" draw:end-glue-point="0" svg:d="M4500 7998v1000" svg:viewBox="0 0 1 1001">
          <text:p/>
        </draw:connector>
        <draw:connector draw:style-name="gr13" draw:text-style-name="P8" draw:layer="layout" svg:x1="4.5cm" svg:y1="9.998cm" svg:x2="4.501cm" svg:y2="10.998cm" draw:start-shape="id31" draw:start-glue-point="2" draw:end-shape="id32" draw:end-glue-point="4" svg:d="M4500 9998v500h1v500" svg:viewBox="0 0 2 1001">
          <text:p/>
        </draw:connector>
        <draw:connector draw:style-name="gr13" draw:text-style-name="P8" draw:layer="layout" svg:x1="4.5cm" svg:y1="3.998cm" svg:x2="4.5cm" svg:y2="4.998cm" draw:start-shape="id33" draw:start-glue-point="2" draw:end-shape="id30" draw:end-glue-point="0" svg:d="M4500 3998v1000" svg:viewBox="0 0 1 1001">
          <text:p/>
        </draw:connector>
        <draw:custom-shape draw:style-name="gr27" draw:text-style-name="P10" draw:layer="layout" svg:width="1.6cm" svg:height="0.3cm" svg:x="6.1cm" svg:y="5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8cm" svg:y="4.998cm">
          <text:p text:style-name="P10">开始执行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0" xml:id="id37" draw:id="id37" draw:layer="layout" svg:width="3cm" svg:height="1cm" svg:x="3.001cm" svg:y="12.998cm">
          <text:p text:style-name="P10">指令匹配</text:p>
          <draw:enhanced-geometry svg:viewBox="0 0 21600 21600" draw:type="rectangle" draw:enhanced-path="M 0 0 L 21600 0 21600 21600 0 21600 0 0 Z N"/>
        </draw:custom-shape>
        <draw:custom-shape draw:style-name="gr25" draw:text-style-name="P10" xml:id="id35" draw:id="id35" draw:layer="layout" svg:width="3cm" svg:height="1cm" svg:x="3.001cm" svg:y="14.998cm">
          <text:p text:style-name="P10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xml:id="id39" draw:id="id39" draw:layer="layout" svg:width="3cm" svg:height="1cm" svg:x="-1.5cm" svg:y="13.5cm">
          <text:p text:style-name="P10">读取数据</text:p>
          <draw:enhanced-geometry svg:viewBox="0 0 21600 21600" draw:type="rectangle" draw:enhanced-path="M 0 0 L 21600 0 21600 21600 0 21600 0 0 Z N"/>
        </draw:custom-shape>
        <draw:custom-shape draw:style-name="gr25" draw:text-style-name="P10" xml:id="id34" draw:id="id34" draw:layer="layout" svg:width="3cm" svg:height="1cm" svg:x="-1.5cm" svg:y="15.5cm">
          <text:p text:style-name="P10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svg:x1="0cm" svg:y1="16.5cm" svg:x2="3.001cm" svg:y2="11.498cm" draw:start-shape="id34" draw:start-glue-point="6" draw:end-shape="id32" draw:end-glue-point="5" svg:d="M0 16500v502h2251v-5504h750" svg:viewBox="0 0 3002 5505">
          <text:p/>
        </draw:connector>
        <draw:custom-shape draw:style-name="gr26" draw:text-style-name="P10" xml:id="id36" draw:id="id36" draw:layer="layout" svg:width="2cm" svg:height="1cm" svg:x="19cm" svg:y="23.6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8" draw:layer="layout" svg:x1="6.001cm" svg:y1="15.498cm" svg:x2="20cm" svg:y2="23.6cm" draw:start-shape="id35" draw:start-glue-point="7" draw:end-shape="id36" draw:end-glue-point="4" svg:d="M6001 15498h13999v8102" svg:viewBox="0 0 14000 8103">
          <text:p/>
        </draw:connector>
        <draw:connector draw:style-name="gr13" draw:text-style-name="P8" draw:layer="layout" svg:x1="4.501cm" svg:y1="13.998cm" svg:x2="4.501cm" svg:y2="14.998cm" draw:start-shape="id37" draw:start-glue-point="2" draw:end-shape="id35" draw:end-glue-point="4" svg:d="M4501 13998v1000" svg:viewBox="0 0 1 1001">
          <text:p/>
        </draw:connector>
        <draw:connector draw:style-name="gr13" draw:text-style-name="P8" draw:layer="layout" svg:x1="4.501cm" svg:y1="15.998cm" svg:x2="4.5cm" svg:y2="17cm" draw:start-shape="id35" draw:start-glue-point="6" draw:end-shape="id38" draw:end-glue-point="4" svg:d="M4501 15998v502h-1v500" svg:viewBox="0 0 2 1003">
          <text:p/>
        </draw:connector>
        <draw:connector draw:style-name="gr13" draw:text-style-name="P8" draw:layer="layout" svg:x1="0cm" svg:y1="14.5cm" svg:x2="0cm" svg:y2="15.5cm" draw:start-shape="id39" draw:start-glue-point="2" draw:end-shape="id34" draw:end-glue-point="4" svg:d="M0 14500v1000" svg:viewBox="0 0 1 1001">
          <text:p/>
        </draw:connector>
        <draw:custom-shape draw:style-name="gr27" draw:text-style-name="P10" draw:layer="layout" svg:width="1.6cm" svg:height="0.3cm" svg:x="6.101cm" svg:y="12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0" draw:layer="layout" svg:width="6.499cm" svg:height="1cm" svg:x="8.001cm" svg:y="12.998cm">
          <text:p text:style-name="P10">en, 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2" draw:text-style-name="P8" draw:layer="layout" svg:x1="1cm" svg:y1="16cm" svg:x2="1cm" svg:y2="14cm" svg:d="M1000 16000h502v-2000h-502" svg:viewBox="0 0 503 2001">
          <text:p/>
        </draw:connector>
        <draw:custom-shape draw:style-name="gr25" draw:text-style-name="P10" xml:id="id32" draw:id="id32" draw:layer="layout" svg:width="3cm" svg:height="1cm" svg:x="3.001cm" svg:y="10.998cm">
          <text:p text:style-name="P10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8" draw:layer="layout" svg:x1="4.501cm" svg:y1="11.998cm" svg:x2="4.501cm" svg:y2="12.998cm" draw:start-shape="id32" draw:start-glue-point="6" draw:end-shape="id37" draw:end-glue-point="0" svg:d="M4501 11998v1000" svg:viewBox="0 0 1 1001">
          <text:p/>
        </draw:connector>
        <draw:connector draw:style-name="gr32" draw:text-style-name="P8" draw:layer="layout" svg:x1="6.001cm" svg:y1="11.498cm" svg:x2="6cm" svg:y2="9.498cm" draw:start-shape="id32" draw:start-glue-point="7" draw:end-shape="id31" draw:end-glue-point="1" svg:d="M6001 11498h502v-2000h-503" svg:viewBox="0 0 504 2001">
          <text:p/>
        </draw:connector>
        <draw:custom-shape draw:style-name="gr25" draw:text-style-name="P10" draw:layer="layout" svg:width="3cm" svg:height="1cm" svg:x="3.002cm" svg:y="10.999cm">
          <text:p text:style-name="P10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3cm" svg:height="1cm" svg:x="7.9cm" svg:y="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0" draw:layer="layout" svg:width="1.6cm" svg:height="0.3cm" svg:x="6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xml:id="id38" draw:id="id38" draw:layer="layout" svg:width="3cm" svg:height="1cm" svg:x="3cm" svg:y="17cm">
          <text:p text:style-name="P10">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svg:x1="4.5cm" svg:y1="18cm" svg:x2="2.528cm" svg:y2="18.491cm" draw:start-shape="id38" draw:start-glue-point="6" svg:d="M4500 18000v502h-1972v-11" svg:viewBox="0 0 1973 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4T17:33:11.301000000</dc:date>
    <meta:editing-duration>PT11H45M5S</meta:editing-duration>
    <meta:editing-cycles>29</meta:editing-cycles>
    <meta:generator>LibreOffice/5.0.5.2$Windows_x86 LibreOffice_project/55b006a02d247b5f7215fc6ea0fde844b30035b3</meta:generator>
    <meta:document-statistic meta:object-count="127"/>
  </office:meta>
</office:document-meta>
</file>